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cf7e116"/>
    </style:style>
    <style:style style:name="P85" style:family="paragraph" style:parent-style-name="Footnote">
      <style:text-properties officeooo:paragraph-rsid="0d2b38cd"/>
    </style:style>
    <style:style style:name="P86" style:family="paragraph" style:parent-style-name="Footnote">
      <style:text-properties officeooo:rsid="043ccc66" officeooo:paragraph-rsid="0dca2508"/>
    </style:style>
    <style:style style:name="P87" style:family="paragraph" style:parent-style-name="Footnote">
      <style:text-properties officeooo:rsid="043ccc66" officeooo:paragraph-rsid="0dd4342a"/>
    </style:style>
    <style:style style:name="P88" style:family="paragraph" style:parent-style-name="Footnote">
      <style:text-properties officeooo:paragraph-rsid="0dd87f5b"/>
    </style:style>
    <style:style style:name="P89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0" style:family="paragraph" style:parent-style-name="Footnote">
      <style:text-properties officeooo:paragraph-rsid="0bf8351d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2" style:family="paragraph" style:parent-style-name="Table_20_Contents">
      <style:text-properties style:font-name="Liberation Sans2" fo:font-size="12pt" style:font-size-asian="12pt" style:font-size-complex="12pt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1pt" style:font-size-asian="11pt" style:font-size-complex="11pt"/>
    </style:style>
    <style:style style:name="T3" style:family="text">
      <style:text-properties style:font-name="Ubuntu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3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4" style:family="text">
      <style:text-properties fo:color="#000000" style:text-line-through-style="none" style:text-line-through-type="none" style:text-underline-style="none"/>
    </style:style>
    <style:style style:name="T245" style:family="text">
      <style:text-properties fo:color="#000000" style:text-line-through-style="none" style:text-line-through-type="none" style:text-underline-style="none" officeooo:rsid="0aabd8f8"/>
    </style:style>
    <style:style style:name="T246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2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style:font-name="Ubuntu2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5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6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8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4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5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7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Liberation Sans2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fo:color="#000000" style:font-name="Liberation Sans2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1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2" style:family="text">
      <style:text-properties fo:color="#000000" style:font-name="Liberation Sans2" fo:font-size="12pt" officeooo:rsid="0bac438a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6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7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8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9" style:family="text">
      <style:text-properties fo:color="#000000" officeooo:rsid="004804ae"/>
    </style:style>
    <style:style style:name="T300" style:family="text">
      <style:text-properties fo:color="#000000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8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9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30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31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font-name="Liberation Sans2" officeooo:rsid="047da547"/>
    </style:style>
    <style:style style:name="T335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7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8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style:font-name="Liberation Sans2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style:font-name="Liberation Sans2" fo:font-size="12pt" style:font-size-asian="12pt" style:font-size-complex="12pt"/>
    </style:style>
    <style:style style:name="T355" style:family="text">
      <style:text-properties officeooo:rsid="04473353"/>
    </style:style>
    <style:style style:name="T356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8" style:family="text">
      <style:text-properties officeooo:rsid="0a6f0a69"/>
    </style:style>
    <style:style style:name="T359" style:family="text">
      <style:text-properties officeooo:rsid="0aace3cd"/>
    </style:style>
    <style:style style:name="T360" style:family="text">
      <style:text-properties officeooo:rsid="0b952edb"/>
    </style:style>
    <style:style style:name="T361" style:family="text">
      <style:text-properties fo:font-size="8pt" style:font-size-asian="8pt" style:font-size-complex="8pt" loext:padding="0.049cm" loext:border="0.31pt solid #000000"/>
    </style:style>
    <style:style style:name="T362" style:family="text">
      <style:text-properties officeooo:rsid="0394a435"/>
    </style:style>
    <style:style style:name="T363" style:family="text">
      <style:text-properties officeooo:rsid="0be4091b"/>
    </style:style>
    <style:style style:name="T364" style:family="text">
      <style:text-properties officeooo:rsid="0bf888a9"/>
    </style:style>
    <style:style style:name="T365" style:family="text">
      <style:text-properties officeooo:rsid="0cf7e116"/>
    </style:style>
    <style:style style:name="T366" style:family="text">
      <style:text-properties officeooo:rsid="0d52ea33"/>
    </style:style>
    <style:style style:name="T367" style:family="text">
      <style:text-properties officeooo:rsid="0dd5c0d9"/>
    </style:style>
    <style:style style:name="T368" style:family="text">
      <style:text-properties officeooo:rsid="0dd5fde1"/>
    </style:style>
    <style:style style:name="T369" style:family="text">
      <style:text-properties officeooo:rsid="0dd7714a"/>
    </style:style>
    <style:style style:name="T370" style:family="text">
      <style:text-properties officeooo:rsid="0e87ed43"/>
    </style:style>
    <style:style style:name="T371" style:family="text">
      <style:text-properties officeooo:rsid="0de11971"/>
    </style:style>
    <style:style style:name="T372" style:family="text">
      <style:text-properties style:font-name="Liberation Sans2"/>
    </style:style>
    <style:style style:name="T373" style:family="text">
      <style:text-properties style:font-name="Liberation Sans2" fo:font-size="12pt"/>
    </style:style>
    <style:style style:name="T374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6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0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1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font-name="Liberation Sans2" fo:font-size="12pt" fo:font-style="normal" officeooo:rsid="00bddfbe" style:font-size-asian="12pt" style:font-size-complex="12pt"/>
    </style:style>
    <style:style style:name="T383" style:family="text">
      <style:text-properties style:font-name="Liberation Sans2" fo:font-size="12pt" officeooo:rsid="047da547" style:font-size-asian="12pt"/>
    </style:style>
    <style:style style:name="T384" style:family="text">
      <style:text-properties style:font-name="Liberation Sans2" fo:font-size="12pt" style:font-size-asian="12pt" style:font-size-complex="12pt"/>
    </style:style>
    <style:style style:name="T385" style:family="text">
      <style:text-properties style:font-name="Liberation Sans2" fo:font-size="12pt" officeooo:rsid="01657261" style:font-size-asian="12pt" style:font-size-complex="12pt"/>
    </style:style>
    <style:style style:name="T386" style:family="text">
      <style:text-properties style:font-name="Liberation Sans2" fo:font-size="12pt" officeooo:rsid="00bddfbe" style:font-size-asian="12pt" style:font-size-complex="12pt"/>
    </style:style>
    <style:style style:name="T387" style:family="text">
      <style:text-properties style:font-name="Liberation Sans2" fo:font-size="12pt" officeooo:rsid="050aa1f1" style:font-size-asian="12pt" style:font-size-complex="12pt"/>
    </style:style>
    <style:style style:name="T388" style:family="text">
      <style:text-properties style:font-name="Liberation Sans2" fo:font-size="12pt" officeooo:rsid="05903285" style:font-size-asian="12pt" style:font-size-complex="12pt"/>
    </style:style>
    <style:style style:name="T389" style:family="text">
      <style:text-properties style:font-name="Liberation Sans2" fo:font-size="12pt" officeooo:rsid="0594b105" style:font-size-asian="12pt" style:font-size-complex="12pt"/>
    </style:style>
    <style:style style:name="T390" style:family="text">
      <style:text-properties style:font-name="Liberation Sans2" fo:font-size="12pt" officeooo:rsid="0d1ec96e" style:font-size-asian="12pt" style:font-size-complex="12pt"/>
    </style:style>
    <style:style style:name="T391" style:family="text">
      <style:text-properties style:font-name="Liberation Sans2" officeooo:rsid="047fb57c"/>
    </style:style>
    <style:style style:name="T392" style:family="text">
      <style:text-properties style:font-name="Liberation Sans2" officeooo:rsid="047da547"/>
    </style:style>
    <style:style style:name="T393" style:family="text">
      <style:text-properties officeooo:rsid="0deca47e"/>
    </style:style>
    <style:style style:name="T394" style:family="text">
      <style:text-properties officeooo:rsid="0ded5b39"/>
    </style:style>
    <style:style style:name="T395" style:family="text">
      <style:text-properties officeooo:rsid="0deeafed"/>
    </style:style>
    <style:style style:name="T396" style:family="text">
      <style:text-properties officeooo:rsid="0dfbebc7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68">C</text:span></text:span><text:span text:style-name="Strong_20_Emphasis"><text:span text:style-name="T267">hecklist voor </text:span></text:span><text:span text:style-name="Strong_20_Emphasis"><text:span text:style-name="T269">de installatie</text:span></text:span><text:span text:style-name="Strong_20_Emphasis"><text:span text:style-name="T267"> van </text:span></text:span><text:reference-mark-start text:name="Distributie"/><text:span text:style-name="Strong_20_Emphasis"><text:span text:style-name="T270">Ubuntu</text:span></text:span><text:reference-mark-end text:name="Distributie"/><text:span text:style-name="Strong_20_Emphasis"><text:span text:style-name="T270"> </text:span></text:span><text:reference-mark-start text:name="Versie"/><text:span text:style-name="Strong_20_Emphasis"><text:span text:style-name="T271">2</text:span></text:span><text:span text:style-name="Strong_20_Emphasis"><text:span text:style-name="T277">2</text:span></text:span><text:span text:style-name="Strong_20_Emphasis"><text:span text:style-name="T272">.04</text:span></text:span><text:reference-mark-end text:name="Versie"/><text:span text:style-name="Strong_20_Emphasis"><text:span text:style-name="T273"><text:note text:id="ftn1" text:note-class="footnote"><text:note-citation>1</text:note-citation><text:note-body><text:p text:style-name="P90"><text:span text:style-name="T362">Deze versie </text:span><text:span text:style-name="T363">2</text:span><text:span text:style-name="T396">2</text:span><text:span text:style-name="T363">.04 </text:span><text:span text:style-name="T362">heeft codenaam Jammy Jellyfish (</text:span><text:span text:style-name="T301">jammy</text:span><text:span text:style-name="T362">) en is een zogenaamde LTS-versie (</text:span><text:span text:style-name="T371">LTS=</text:span><text:span text:style-name="T362">Long-Term Support, langetermijnondersteuning). <text:s/>Een LTS-versie verschijnt iedere twee jaar </text:span><text:span text:style-name="T366">in </text:span><text:span text:style-name="T362">april (deze in april 202</text:span><text:span text:style-name="T396">2</text:span><text:span text:style-name="T362">) en wordt vanaf vrijgave </text:span><text:span text:style-name="T250">vijf</text:span><text:span text:style-name="T362"> jaar ondersteund</text:span><text:span text:style-name="T358"> </text:span><text:span text:style-name="T362">(</text:span><text:span text:style-name="T364">updates </text:span><text:span text:style-name="T362">tot april 202</text:span><text:span text:style-name="T396">7</text:span><text:span text:style-name="T358">)</text:span><text:span text:style-name="T362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8"/>
      <text:p text:style-name="P43"><text:span text:style-name="T56">Kijk op</text:span><text:span text:style-name="T267"> </text:span><text:a xlink:type="simple" xlink:href="https://karelzimmer.nl/" text:style-name="Internet_20_link" text:visited-style-name="Visited_20_Internet_20_Link"><text:span text:style-name="Internet_20_link"><text:span text:style-name="T374">karelzimmer.nl</text:span></text:span></text:a><text:span text:style-name="T267"> </text:span><text:span text:style-name="T331">voor</text:span><text:span text:style-name="T332"> </text:span><text:span text:style-name="T333">deze en andere </text:span><text:span text:style-name="T57">checklists, scripts, </text:span><text:span text:style-name="T58">en informatie</text:span><text:span text:style-name="T57">.</text:span></text:p>
      <text:p text:style-name="P58"/>
      <text:p text:style-name="P63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9"/>
      <text:p text:style-name="P7"><text:span text:style-name="T372">V</text:span><text:span text:style-name="T391">ul de waarden in het tekstvak achter de </text:span><text:span text:style-name="Definition"><text:span text:style-name="T383">schuingedrukte</text:span></text:span><text:span text:style-name="T372"> </text:span><text:span text:style-name="T392">woorden </text:span><text:span text:style-name="T334">(zie toelichting)</text:span><text:span text:style-name="T392">:</text:span></text:p>
      <text:p text:style-name="P4"><text:span text:style-name="Definition"><text:span text:style-name="T350">g</text:span></text:span><text:span text:style-name="Definition"><text:span text:style-name="T349">ebruiker</text:span></text:span><text:span text:style-name="Definition"><text:span text:style-name="T340"><text:tab/><text:tab/></text:span></text:span><text:span text:style-name="Definition"><text:span text:style-name="T354"> <text:tab/><text:tab/></text:span></text:span><text:span text:style-name="T341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41"><text:tab/></text:span><text:span text:style-name="T342">(</text:span><text:span text:style-name="T336">volledige naam, bijv. </text:span><text:span text:style-name="T339">John Doe</text:span><text:span text:style-name="T338">)</text:span></text:p>
      <text:p text:style-name="Standard"><text:span text:style-name="Definition"><text:span text:style-name="T350">g</text:span></text:span><text:span text:style-name="Definition"><text:span text:style-name="T349">ebruikersnaam</text:span></text:span><text:span text:style-name="Definition"><text:span text:style-name="T335"><text:tab/></text:span></text:span><text:span text:style-name="Definition"><text:span text:style-name="T335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5"><text:tab/></text:span></text:span><text:span text:style-name="T375">(korte naam, bijv. </text:span><text:span text:style-name="T279">john</text:span><text:span text:style-name="T375">)</text:span></text:p>
      <text:p text:style-name="P2"><text:span text:style-name="Definition"><text:span text:style-name="T352">c</text:span></text:span><text:span text:style-name="Definition"><text:span text:style-name="T351">omputernaam</text:span></text:span><text:span text:style-name="Definition"><text:span text:style-name="T343"><text:tab/><text:tab/></text:span></text:span><text:span text:style-name="Definition"><text:span text:style-name="T341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41"><text:tab/></text:span></text:span><text:span text:style-name="Definition"><text:span text:style-name="T344">(</text:span></text:span><text:span text:style-name="Definition"><text:span text:style-name="T345">unieke naam van de compute</text:span></text:span><text:span text:style-name="Definition"><text:span text:style-name="T346">r</text:span></text:span><text:span text:style-name="Definition"><text:span text:style-name="T344">)</text:span></text:span></text:p>
      <text:p text:style-name="P2"><text:span text:style-name="Definition"><text:span text:style-name="T350">o</text:span></text:span><text:span text:style-name="Definition"><text:span text:style-name="T349">pstartmenu</text:span></text:span><text:span text:style-name="Definition"><text:span text:style-name="T341"><text:tab/><text:tab/><text:tab/></text:span></text:span><text:span text:style-name="Definition"><text:span text:style-name="T341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41"><text:tab/></text:span></text:span><text:span text:style-name="Definition"><text:span text:style-name="T344">(</text:span></text:span><text:span text:style-name="Definition"><text:span text:style-name="T345">to</text:span></text:span><text:span text:style-name="Definition"><text:span text:style-name="T347">ets voor het opstartmedium</text:span></text:span><text:span text:style-name="Definition"><text:span text:style-name="T348">)</text:span></text:span></text:p>
      <text:p text:style-name="P2"><text:span text:style-name="Definition"><text:span text:style-name="T352">i</text:span></text:span><text:span text:style-name="Definition"><text:span text:style-name="T353">nstellingen</text:span></text:span><text:span text:style-name="T344"><text:tab/><text:tab/> <text:tab/></text:span><text:span text:style-name="T344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44"><text:tab/>(</text:span><text:span text:style-name="T345">toets voor het BIOS/UEFI-scherm</text:span><text:span text:style-name="T344">)</text:span></text:p>
      <text:p text:style-name="P3"><text:span text:style-name="T280">Vervang </text:span><text:span text:style-name="Definition"><text:span text:style-name="T377">schuingedrukte</text:span></text:span><text:span text:style-name="T280"> </text:span><text:span text:style-name="T281">woorden </text:span><text:span text:style-name="T280">in deze checklist door </text:span><text:span text:style-name="T281">boven</text:span><text:span text:style-name="T280">staande waarden.</text:span></text:p>
      <text:p text:style-name="P10"/>
      <text:p text:style-name="P1"><text:span text:style-name="Strong_20_Emphasis"><text:span text:style-name="T288"/></text:span></text:p>
      <text:p text:style-name="P48"><text:span text:style-name="T282">Nog niet op Linux?<text:tab/></text:span><text:span text:style-name="T286"><text:tab/></text:span><text:span text:style-name="T287">G</text:span><text:span text:style-name="T283">ebruik </text:span><text:span text:style-name="Strong_20_Emphasis"><text:span text:style-name="T290">Checklist migratie</text:span></text:span><text:span text:style-name="T283"> op </text:span><text:a xlink:type="simple" xlink:href="https://karelzimer.nl/" text:style-name="Internet_20_link" text:visited-style-name="Visited_20_Internet_20_Link"><text:span text:style-name="Internet_20_link"><text:span text:style-name="T376">karelzimmer.nl</text:span></text:span></text:a><text:span text:style-name="T284"> onder </text:span><text:span text:style-name="T289">Linux</text:span><text:span text:style-name="T285">.</text:span></text:p>
      <text:p text:style-name="P64"><text:span text:style-name="T251">Nieuwe installatie?<text:tab/></text:span><text:span text:style-name="T253"></text:span><text:span text:style-name="T255"><text:tab/></text:span><text:span text:style-name="T254">B</text:span><text:span text:style-name="T251">egin bij hoofdstuk </text:span><text:span text:style-name="T256"><text:bookmark-ref text:reference-format="page" text:ref-name="__RefNumPara__4009_1271708128">2</text:bookmark-ref></text:span><text:span text:style-name="T251"><text:s text:c="2"/></text:span><text:span text:style-name="T257"><text:bookmark-ref text:reference-format="text" text:ref-name="__RefNumPara__4009_1271708128">Installatie uitvoeren</text:bookmark-ref></text:span><text:span text:style-name="T252">.</text:span></text:p>
      <text:p text:style-name="P19"/>
      <text:list xml:id="list354484378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29784524896">
          <table:table-cell table:style-name="_31_._5f_Installatie_5f_voorbereiden.A1" office:value-type="string">
            <text:p text:style-name="P37"><text:span text:style-name="Strong_20_Emphasis"><text:span text:style-name="T101"><text:s/></text:span></text:span><text:span text:style-name="Strong_20_Emphasis"><text:span text:style-name="T153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1">Aanmelden als </text:span></text:span><text:span text:style-name="Definition"><text:span text:style-name="T379">gebruike</text:span></text:span><text:span text:style-name="Definition"><text:span text:style-name="T380">r</text:span></text:span><text:span text:style-name="Strong_20_Emphasis"><text:span text:style-name="T102"><text:note text:id="ftn2" text:note-class="footnote"><text:note-citation>2</text:note-citation><text:note-body><text:p text:style-name="P86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0">t</text:span></text:span><text:span text:style-name="User_20_Entry"><text:span text:style-name="T51">uele </text:span></text:span><text:span text:style-name="User_20_Entry"><text:span text:style-name="T52">extra gebruikers aanmelden </text:span></text:span><text:span text:style-name="User_20_Entry"><text:span text:style-name="T53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62984474750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629844846288">
          <table:table-cell table:style-name="_31_._5f_Installatie_5f_voorbereid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90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</text:span></text:span></text:p>
          </table:table-cell>
        </table:table-row>
        <table:table-row table:style-name="TableLine94629844870928">
          <table:table-cell table:style-name="_31_._5f_Installatie_5f_voorbereiden.A1" office:value-type="string">
            <text:p text:style-name="P49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36"><text:span text:style-name="T384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12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46">wget karelzimmer.nl/</text:span></text:span><text:span text:style-name="User_20_Entry"><text:span text:style-name="T247">kz</text:span></text:span><text:span text:style-name="User_20_Entry"><text:span text:style-name="T239"><text:line-break/></text:span></text:span><text:span text:style-name="User_20_Entry"><text:span text:style-name="T246">bash </text:span></text:span><text:span text:style-name="User_20_Entry"><text:span text:style-name="T247">kz</text:span></text:span></text:p>
          </table:table-cell>
        </table:table-row>
        <table:table-row table:style-name="TableLine9462984486160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84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629844791696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629844837504">
          <table:table-cell table:style-name="_31_._5f_Installatie_5f_voorbereiden.A1" office:value-type="string">
            <text:p text:style-name="P31"><text:span text:style-name="Strong_20_Emphasis"><text:span text:style-name="T104"><text:s/></text:span></text:span><text:span text:style-name="Strong_20_Emphasis"><text:span text:style-name="Strong_20_Emphasis"><text:span text:style-name="T155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6">Bereid de installatie voor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4"><text:note text:id="ftn3" text:note-class="footnote"><text:note-citation>3</text:note-citation><text:note-body><text:p text:style-name="P84"><text:span text:style-name="T248">D</text:span>e <text:span text:style-name="T361">Super</text:span>-toets <text:span text:style-name="T248">is </text:span>de Windows<text:span text:style-name="T365">-</text:span><text:span text:style-name="T360">toets</text:span>, <text:span text:style-name="T365">C</text:span>ommand-<text:span text:style-name="T360">toets</text:span>, of <text:span text:style-name="T365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56">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18">.</text:span></text:span></text:p>
          </table:table-cell>
        </table:table-row>
        <table:table-row table:style-name="TableLine94629844794176">
          <table:table-cell table:style-name="_31_._5f_Installatie_5f_voorbereiden.A1" office:value-type="string">
            <text:p text:style-name="P50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9">1</text:span></text:span><text:span text:style-name="Strong_20_Emphasis"><text:span text:style-name="T230"> </text:span></text:span><text:span text:style-name="Strong_20_Emphasis"><text:span text:style-name="T231">In</text:span></text:span><text:span text:style-name="Strong_20_Emphasis"><text:span text:style-name="T204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60"/>
      <text:list xml:id="list81058694448785" text:continue-numbering="true" text:style-name="L1">
        <text:list-item>
          <text:p text:style-name="P97"><text:bookmark-start text:name="__RefNumPara__4009_1271708128"/><text:span text:style-name="Strong_20_Emphasis"><text:span text:style-name="T373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29844883120">
          <table:table-cell table:style-name="_32_._5f_Installatie_5f_uitvoer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299">een </text:span><text:span text:style-name="T299"><text:reference-ref text:reference-format="text" text:ref-name="Distributie">Ubuntu</text:reference-ref></text:span><text:span text:style-name="T299"><text:s/></text:span><text:span text:style-name="T6"><text:reference-ref text:reference-format="text" text:ref-name="Versie">22.04</text:reference-ref></text:span><text:span text:style-name="T244"><text:s/></text:span><text:span text:style-name="T244"><text:reference-ref text:reference-format="text" text:ref-name="Editie">desktop</text:reference-ref></text:span><text:span text:style-name="T244"><text:s/>Live</text:span><text:span text:style-name="T244"><text:note text:id="ftn4" text:note-class="footnote"><text:note-citation>1</text:note-citation><text:note-body><text:p text:style-name="P83"><text:span text:style-name="T355">Vanaf ee</text:span>n Live <text:span text:style-name="T359">USB-stick of </text:span><text:span text:style-name="T249">C</text:span><text:span text:style-name="T359">D</text:span><text:span text:style-name="T3"> </text:span>kunt <text:span text:style-name="T355">u opstarten en</text:span> met <text:reference-ref text:reference-format="text" text:ref-name="Distributie">Ubuntu</text:reference-ref><text:s/>werken zonder deze te installeren.</text:p></text:note-body></text:note></text:span><text:span text:style-name="T244"> </text:span><text:span text:style-name="T245">USB-stick</text:span><text:span text:style-name="T245"><text:note text:id="ftn5" text:note-class="footnote"><text:note-citation>2</text:note-citation><text:note-body><text:p text:style-name="P85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7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</text:span></text:span><text:span text:style-name="Strong_20_Emphasis"><text:span text:style-name="T36">2</text:span></text:span><text:span text:style-name="Strong_20_Emphasis"><text:span text:style-name="T35">.04 LTS (Jammy Jellyfish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6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5"> of </text:span><text:span text:style-name="T49">C</text:span><text:span text:style-name="T245">D</text:span><text:span text:style-name="T245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4">.</text:span></text:p>
            <text:p text:style-name="P24"><text:span text:style-name="T242">Opstartmenu/</text:span><text:span text:style-name="T243">boot menu</text:span><text:span text:style-name="T242"> </text:span><text:span text:style-name="T241">via </text:span><text:span text:style-name="Definition"><text:span text:style-name="T385">opstartmenu</text:span></text:span><text:span text:style-name="T241">, </text:span><text:span text:style-name="T242">instellingen/</text:span><text:span text:style-name="T243">setup</text:span><text:span text:style-name="T241"> via </text:span><text:span text:style-name="Definition"><text:span text:style-name="T385">instellingen</text:span></text:span><text:span text:style-name="T241">.</text:span></text:p>
          </table:table-cell>
        </table:table-row>
        <table:table-row table:style-name="TableLine94629844915696">
          <table:table-cell table:style-name="_32_._5f_Installatie_5f_uitvoeren.A1" office:value-type="string">
            <text:p text:style-name="P31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7">Kies</text:span></text:span><text:span text:style-name="Strong_20_Emphasis"><text:span text:style-name="T59"> </text:span></text:span><text:span text:style-name="Strong_20_Emphasis"><text:span text:style-name="T158">als</text:span></text:span><text:span text:style-name="Strong_20_Emphasis"><text:span text:style-name="T60"> </text:span></text:span><text:span text:style-name="Strong_20_Emphasis"><text:span text:style-name="T61">mogelijk</text:span></text:span><text:span text:style-name="Strong_20_Emphasis"><text:span text:style-name="T59"> </text:span></text:span><text:span text:style-name="Strong_20_Emphasis"><text:span text:style-name="T62">met pijltjes-toetsen</text:span></text:span><text:span text:style-name="Strong_20_Emphasis"><text:span text:style-name="T63"> </text:span></text:span><text:span text:style-name="Strong_20_Emphasis"><text:span text:style-name="T202">Nederlands</text:span></text:span><text:span text:style-name="Strong_20_Emphasis"><text:span text:style-name="T64"> </text:span></text:span><text:span text:style-name="Strong_20_Emphasis"><text:span text:style-name="T62">en druk op </text:span></text:span><text:span text:style-name="Strong_20_Emphasis"><text:span text:style-name="T65">de </text:span></text:span><text:span text:style-name="Strong_20_Emphasis"><text:span text:style-name="T66">Enter</text:span></text:span><text:span text:style-name="Strong_20_Emphasis"><text:span text:style-name="T65">-toets.</text:span></text:span></text:p>
          </table:table-cell>
        </table:table-row>
        <table:table-row table:style-name="TableLine94629844834800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13"><text:span text:style-name="T292">Kies </text:span><text:span text:style-name="T291">Ubuntu installeren </text:span><text:span text:style-name="Strong_20_Emphasis"><text:span text:style-name="T158">en druk op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T292">.</text:span></text:p>
          </table:table-cell>
        </table:table-row>
        <table:table-row table:style-name="TableLine94629844857008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84"><text:s/></text:span></text:span><text:span text:style-name="T104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7">Op het </text:span></text:span><text:span text:style-name="Strong_20_Emphasis"><text:span text:style-name="T68">scherm </text:span></text:span><text:span text:style-name="Strong_20_Emphasis"><text:span text:style-name="T213">Wel</text:span></text:span><text:span text:style-name="Strong_20_Emphasis"><text:span text:style-name="T203">k</text:span></text:span><text:span text:style-name="Strong_20_Emphasis"><text:span text:style-name="T214">om</text:span></text:span><text:span text:style-name="Strong_20_Emphasis"><text:span text:style-name="T69"> </text:span></text:span><text:span text:style-name="Strong_20_Emphasis"><text:span text:style-name="T67">kies </text:span></text:span><text:span text:style-name="Strong_20_Emphasis"><text:span text:style-name="T205">Nederlands</text:span></text:span><text:span text:style-name="Strong_20_Emphasis"><text:span text:style-name="T56"> en klik op</text:span></text:span><text:span text:style-name="Strong_20_Emphasis"><text:span text:style-name="T70"> </text:span></text:span><text:span text:style-name="Strong_20_Emphasis"><text:span text:style-name="T206">Verder</text:span></text:span><text:span text:style-name="Strong_20_Emphasis"><text:span text:style-name="T56">.</text:span></text:span></text:p>
          </table:table-cell>
        </table:table-row>
        <table:table-row table:style-name="TableLine94629845056368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5">O</text:span></text:span><text:span text:style-name="Strong_20_Emphasis"><text:span text:style-name="T166">p </text:span></text:span><text:span text:style-name="Strong_20_Emphasis"><text:span text:style-name="T167">het </text:span></text:span><text:span text:style-name="Strong_20_Emphasis"><text:span text:style-name="T168">scherm </text:span></text:span><text:span text:style-name="Strong_20_Emphasis"><text:span text:style-name="T215">Toetsenbord</text:span></text:span><text:span text:style-name="Strong_20_Emphasis"><text:span text:style-name="T216">indeling</text:span></text:span><text:span text:style-name="Strong_20_Emphasis"><text:span text:style-name="T168"> </text:span></text:span><text:span text:style-name="Strong_20_Emphasis"><text:span text:style-name="T169">controleer </text:span></text:span><text:span text:style-name="Strong_20_Emphasis"><text:span text:style-name="T170">de </text:span></text:span><text:span text:style-name="Strong_20_Emphasis"><text:span text:style-name="T171">te gebruiken </text:span></text:span><text:span text:style-name="Strong_20_Emphasis"><text:span text:style-name="T169">toetsenbordindeling </text:span></text:span><text:span text:style-name="Strong_20_Emphasis"><text:span text:style-name="T172">en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210">Verder</text:span></text:span><text:span text:style-name="Strong_20_Emphasis"><text:span text:style-name="T168">.</text:span></text:span></text:p>
          </table:table-cell>
        </table:table-row>
        <table:table-row table:style-name="TableLine94629845056848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1">Als </text:span></text:span><text:span text:style-name="Strong_20_Emphasis"><text:span text:style-name="T72">het </text:span></text:span><text:span text:style-name="Strong_20_Emphasis"><text:span text:style-name="T73">het scherm </text:span></text:span><text:span text:style-name="Strong_20_Emphasis"><text:span text:style-name="T217">Draadloos</text:span></text:span><text:span text:style-name="Strong_20_Emphasis"><text:span text:style-name="T73"> </text:span></text:span><text:span text:style-name="Strong_20_Emphasis"><text:span text:style-name="T72">verschijnt, </text:span></text:span><text:span text:style-name="Strong_20_Emphasis"><text:span text:style-name="T74">kies</text:span></text:span><text:span text:style-name="Strong_20_Emphasis"><text:span text:style-name="T73"> </text:span></text:span><text:span text:style-name="Strong_20_Emphasis"><text:span text:style-name="T74">een draadloos netwerk, maak </text:span></text:span><text:span text:style-name="Strong_20_Emphasis"><text:span text:style-name="T56">verbinding, </text:span></text:span><text:span text:style-name="Strong_20_Emphasis"><text:span text:style-name="T75">en klik</text:span></text:span><text:span text:style-name="Strong_20_Emphasis"><text:span text:style-name="T56"> </text:span></text:span><text:span text:style-name="Strong_20_Emphasis"><text:span text:style-name="T76">op </text:span></text:span><text:span text:style-name="Strong_20_Emphasis"><text:span text:style-name="T206">Verder</text:span></text:span><text:span text:style-name="Strong_20_Emphasis"><text:span text:style-name="T56">.</text:span></text:span></text:p>
          </table:table-cell>
        </table:table-row>
        <table:table-row table:style-name="TableLine94629845067488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7">O</text:span></text:span><text:span text:style-name="Strong_20_Emphasis"><text:span text:style-name="T78">p het scherm </text:span></text:span><text:span text:style-name="Strong_20_Emphasis"><text:span text:style-name="T218">Bijgewerkte pakketten en andere programmatuur</text:span></text:span><text:span text:style-name="Strong_20_Emphasis"><text:span text:style-name="T219"> </text:span></text:span><text:span text:style-name="T56">klik op </text:span><text:span text:style-name="Strong_20_Emphasis"><text:span text:style-name="T205">Verder</text:span></text:span><text:span text:style-name="Strong_20_Emphasis"><text:span text:style-name="T56">.</text:span></text:span></text:p>
          </table:table-cell>
        </table:table-row>
        <table:table-row table:style-name="TableLine9462984506808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629845068672">
          <table:table-cell table:style-name="_32_._5f_Installatie_5f_uitvoeren.A1" office:value-type="string">
            <text:p text:style-name="P31"><text:span text:style-name="Strong_20_Emphasis"><text:span text:style-name="T384"><text:s/></text:span></text:span><text:span text:style-name="T104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7">O</text:span></text:span><text:span text:style-name="Strong_20_Emphasis"><text:span text:style-name="T79">p het scherm </text:span></text:span><text:span text:style-name="Strong_20_Emphasis"><text:span text:style-name="T220">Installatietype</text:span></text:span><text:span text:style-name="Strong_20_Emphasis"><text:span text:style-name="T173"> </text:span></text:span><text:span text:style-name="Strong_20_Emphasis"><text:span text:style-name="T174">selecteer</text:span></text:span><text:span text:style-name="Strong_20_Emphasis"><text:span text:style-name="T175"> </text:span></text:span><text:span text:style-name="Strong_20_Emphasis"><text:span text:style-name="T303">het gewenste </text:span></text:span><text:span text:style-name="Strong_20_Emphasis"><text:span text:style-name="T321">Installatie type</text:span></text:span><text:span text:style-name="Strong_20_Emphasis"><text:span text:style-name="T303">.</text:span></text:span></text:p>
          </table:table-cell>
        </table:table-row>
        <table:table-row table:style-name="TableLine9462984506926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4">K</text:span></text:span><text:span text:style-name="Strong_20_Emphasis"><text:span text:style-name="T80">lik op </text:span></text:span><text:span text:style-name="Strong_20_Emphasis"><text:span text:style-name="T221">OK</text:span></text:span><text:span text:style-name="Strong_20_Emphasis"><text:span text:style-name="T81"> en vervolgens op</text:span></text:span><text:span text:style-name="Strong_20_Emphasis"><text:span text:style-name="T80"> </text:span></text:span><text:span text:style-name="Strong_20_Emphasis"><text:span text:style-name="T211">I</text:span></text:span><text:span text:style-name="Strong_20_Emphasis"><text:span text:style-name="T212">nstalle</text:span></text:span><text:span text:style-name="Strong_20_Emphasis"><text:span text:style-name="T211">e</text:span></text:span><text:span text:style-name="Strong_20_Emphasis"><text:span text:style-name="T212">r </text:span></text:span><text:span text:style-name="Strong_20_Emphasis"><text:span text:style-name="T211">nu</text:span></text:span><text:span text:style-name="Strong_20_Emphasis"><text:span text:style-name="T80">.</text:span></text:span></text:p>
          </table:table-cell>
        </table:table-row>
        <table:table-row table:style-name="TableLine9462984506985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29845070448">
          <table:table-cell table:style-name="_32_._5f_Installatie_5f_uitvoeren.A1" office:value-type="string">
            <text:p text:style-name="P54"><text:span text:style-name="Strong_20_Emphasis"><text:span text:style-name="T384"><text:s/></text:span></text:span><text:span text:style-name="T104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1">C</text:span></text:span><text:span text:style-name="Strong_20_Emphasis"><text:span text:style-name="T82">ontroleer de </text:span></text:span><text:span text:style-name="Strong_20_Emphasis"><text:span text:style-name="T83">voorgestelde </text:span></text:span><text:span text:style-name="Strong_20_Emphasis"><text:span text:style-name="T82">schijfindelin</text:span></text:span><text:span text:style-name="Strong_20_Emphasis"><text:span text:style-name="T84">g,</text:span></text:span><text:span text:style-name="Strong_20_Emphasis"><text:span text:style-name="T82"> </text:span></text:span><text:span text:style-name="Strong_20_Emphasis"><text:span text:style-name="T85">kies de gewenste schijf, </text:span></text:span><text:span text:style-name="Strong_20_Emphasis"><text:span text:style-name="T84">en </text:span></text:span><text:span text:style-name="Strong_20_Emphasis"><text:span text:style-name="T305">k</text:span></text:span><text:span text:style-name="Strong_20_Emphasis"><text:span text:style-name="T303">lik op </text:span></text:span><text:span text:style-name="Strong_20_Emphasis"><text:span text:style-name="T321">I</text:span></text:span><text:span text:style-name="Strong_20_Emphasis"><text:span text:style-name="T322">nstalle</text:span></text:span><text:span text:style-name="Strong_20_Emphasis"><text:span text:style-name="T321">e</text:span></text:span><text:span text:style-name="Strong_20_Emphasis"><text:span text:style-name="T322">r </text:span></text:span><text:span text:style-name="Strong_20_Emphasis"><text:span text:style-name="T321">nu</text:span></text:span><text:span text:style-name="Strong_20_Emphasis"><text:span text:style-name="T303">.</text:span></text:span></text:p>
          </table:table-cell>
        </table:table-row>
        <table:table-row table:style-name="TableLine9462984507104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29845071632">
          <table:table-cell table:style-name="_32_._5f_Installatie_5f_uitvoeren.A1" office:value-type="string">
            <text:p text:style-name="P52"><text:span text:style-name="Strong_20_Emphasis"><text:span text:style-name="T384"><text:s/></text:span></text:span><text:span text:style-name="Strong_20_Emphasis"><text:span text:style-name="T104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7">O</text:span></text:span><text:span text:style-name="Strong_20_Emphasis"><text:span text:style-name="T79">p het scherm </text:span></text:span><text:span text:style-name="Strong_20_Emphasis"><text:span text:style-name="T220">Wilt u deze aanpassingen wegschrijven naar de schijven? </text:span></text:span><text:span text:style-name="Strong_20_Emphasis"><text:span text:style-name="T86">controleer de </text:span></text:span><text:span text:style-name="Strong_20_Emphasis"><text:span text:style-name="T87">partities</text:span></text:span><text:span text:style-name="Strong_20_Emphasis"><text:span text:style-name="T86"> </text:span></text:span><text:span text:style-name="Strong_20_Emphasis"><text:span text:style-name="T88">die </text:span></text:span><text:span text:style-name="Strong_20_Emphasis"><text:span text:style-name="T89">geformatteerd</text:span></text:span><text:span text:style-name="Strong_20_Emphasis"><text:span text:style-name="T88"> worden </text:span></text:span><text:span text:style-name="Strong_20_Emphasis"><text:span text:style-name="T86">en </text:span></text:span><text:span text:style-name="Strong_20_Emphasis"><text:span text:style-name="T77">klik </text:span></text:span><text:span text:style-name="Strong_20_Emphasis"><text:span text:style-name="T80">op </text:span></text:span><text:span text:style-name="Strong_20_Emphasis"><text:span text:style-name="T207">Verder</text:span></text:span><text:span text:style-name="Strong_20_Emphasis"><text:span text:style-name="T80">.</text:span></text:span></text:p>
          </table:table-cell>
        </table:table-row>
        <table:table-row table:style-name="TableLine9462984507222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29845072816">
          <table:table-cell table:style-name="_32_._5f_Installatie_5f_uitvoeren.A1" office:value-type="string">
            <text:p text:style-name="P31"><text:span text:style-name="Strong_20_Emphasis"><text:span text:style-name="T384"><text:s/></text:span></text:span><text:span text:style-name="T104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6">O</text:span></text:span><text:span text:style-name="Strong_20_Emphasis"><text:span text:style-name="T307">p </text:span></text:span><text:span text:style-name="Strong_20_Emphasis"><text:span text:style-name="T308">het </text:span></text:span><text:span text:style-name="Strong_20_Emphasis"><text:span text:style-name="T309">scherm </text:span></text:span><text:span text:style-name="Strong_20_Emphasis"><text:span text:style-name="T323">Waar bevindt u zich?</text:span></text:span><text:span text:style-name="Strong_20_Emphasis"><text:span text:style-name="T309"> </text:span></text:span><text:span text:style-name="Strong_20_Emphasis"><text:span text:style-name="T310">controleer </text:span></text:span><text:span text:style-name="Strong_20_Emphasis"><text:span text:style-name="T311">de </text:span></text:span><text:span text:style-name="Strong_20_Emphasis"><text:span text:style-name="T310">locatie en </text:span></text:span><text:span text:style-name="Strong_20_Emphasis"><text:span text:style-name="T306">klik </text:span></text:span><text:span text:style-name="Strong_20_Emphasis"><text:span text:style-name="T309">op </text:span></text:span><text:span text:style-name="Strong_20_Emphasis"><text:span text:style-name="T323">Verder</text:span></text:span><text:span text:style-name="Strong_20_Emphasis"><text:span text:style-name="T309">.</text:span></text:span></text:p>
          </table:table-cell>
        </table:table-row>
        <table:table-row table:style-name="TableLine94629845073408">
          <table:table-cell table:style-name="_32_._5f_Installatie_5f_uitvoeren.A1" office:value-type="string">
            <text:p text:style-name="P31"><text:span text:style-name="Strong_20_Emphasis"><text:span text:style-name="T384"/></text:span></text:p>
          </table:table-cell>
          <table:table-cell table:style-name="_32_._5f_Installatie_5f_uitvoeren.A1" office:value-type="string">
            <text:p text:style-name="P6"><text:span text:style-name="T324">Op </text:span><text:span text:style-name="T325">het </text:span><text:span text:style-name="T323">scherm </text:span><text:span text:style-name="Strong_20_Emphasis"><text:span text:style-name="T323">Wie bent u?</text:span></text:span><text:span text:style-name="T323"> </text:span><text:span text:style-name="T324">vul </text:span><text:span text:style-name="T326">in </text:span><text:span text:style-name="Strong_20_Emphasis"><text:span text:style-name="T327">Uw n</text:span></text:span><text:span text:style-name="Strong_20_Emphasis"><text:span text:style-name="T328">aam</text:span></text:span><text:span text:style-name="Strong_20_Emphasis"><text:span text:style-name="T312"> </text:span></text:span><text:span text:style-name="Definition"><text:span text:style-name="T386">gebruiker</text:span></text:span><text:span text:style-name="Strong_20_Emphasis"><text:span text:style-name="T313">, <text:line-break/></text:span></text:span><text:span text:style-name="Strong_20_Emphasis"><text:span text:style-name="T328">Naam </text:span></text:span><text:span text:style-name="Strong_20_Emphasis"><text:span text:style-name="T327">van uw </text:span></text:span><text:span text:style-name="Strong_20_Emphasis"><text:span text:style-name="T329">computer</text:span></text:span><text:span text:style-name="Definition"><text:span text:style-name="T382"> </text:span></text:span><text:span text:style-name="Definition"><text:span text:style-name="T386">computernaam</text:span></text:span><text:span text:style-name="Strong_20_Emphasis"><text:span text:style-name="T312">,<text:line-break/></text:span></text:span><text:span text:style-name="Strong_20_Emphasis"><text:span text:style-name="T327">Kies een g</text:span></text:span><text:span text:style-name="Strong_20_Emphasis"><text:span text:style-name="T329">ebruikersnaam</text:span></text:span><text:span text:style-name="Strong_20_Emphasis"><text:span text:style-name="T312"> </text:span></text:span><text:span text:style-name="Definition"><text:span text:style-name="T386">gebruikersnaam</text:span></text:span><text:span text:style-name="Strong_20_Emphasis"><text:span text:style-name="T312">,<text:line-break/></text:span></text:span><text:span text:style-name="Strong_20_Emphasis"><text:span text:style-name="T314">g</text:span></text:span><text:span text:style-name="Strong_20_Emphasis"><text:span text:style-name="T302">eef tweemaal een </text:span></text:span><text:span text:style-name="Strong_20_Emphasis"><text:span text:style-name="T320">wachtwoord</text:span></text:span><text:span text:style-name="Strong_20_Emphasis"><text:span text:style-name="T302">,</text:span></text:span><text:span text:style-name="Strong_20_Emphasis"><text:span text:style-name="T317"> </text:span></text:span><text:span text:style-name="Strong_20_Emphasis"><text:span text:style-name="T318">en</text:span></text:span><text:span text:style-name="Strong_20_Emphasis"><text:span text:style-name="T317"> </text:span></text:span><text:span text:style-name="Strong_20_Emphasis"><text:span text:style-name="T319">k</text:span></text:span><text:span text:style-name="Strong_20_Emphasis"><text:span text:style-name="T302">lik op </text:span></text:span><text:span text:style-name="Strong_20_Emphasis"><text:span text:style-name="T320">Verder</text:span></text:span><text:span text:style-name="Strong_20_Emphasis"><text:span text:style-name="T302">.</text:span></text:span></text:p>
          </table:table-cell>
        </table:table-row>
        <table:table-row table:style-name="TableLine94629845074000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29845074592">
          <table:table-cell table:style-name="_32_._5f_Installatie_5f_uitvoeren.A1" office:value-type="string">
            <text:p text:style-name="P31"><text:span text:style-name="Strong_20_Emphasis"><text:span text:style-name="T384"><text:s/></text:span></text:span><text:span text:style-name="T104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5">O</text:span></text:span><text:span text:style-name="Strong_20_Emphasis"><text:span text:style-name="T316">p het scherm </text:span></text:span><text:span text:style-name="Strong_20_Emphasis"><text:span text:style-name="T330">Installatie voltooid</text:span></text:span><text:span text:style-name="Strong_20_Emphasis"><text:span text:style-name="T316"> </text:span></text:span><text:span text:style-name="Strong_20_Emphasis"><text:span text:style-name="T315">klik </text:span></text:span><text:span text:style-name="Strong_20_Emphasis"><text:span text:style-name="T302">op </text:span></text:span><text:span text:style-name="Strong_20_Emphasis"><text:span text:style-name="T320">Nu herstarten</text:span></text:span><text:span text:style-name="Strong_20_Emphasis"><text:span text:style-name="T302">.</text:span></text:span></text:p>
          </table:table-cell>
        </table:table-row>
        <table:table-row table:style-name="TableLine94629845075184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29845075776">
          <table:table-cell table:style-name="_32_._5f_Installatie_5f_uitvoer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6">Verwijder </text:span></text:span><text:span text:style-name="Strong_20_Emphasis"><text:span text:style-name="T177">het </text:span></text:span><text:span text:style-name="Strong_20_Emphasis"><text:span text:style-name="T176">installatiemedium (</text:span></text:span><text:span text:style-name="Strong_20_Emphasis"><text:span text:style-name="T178">USB-stick of </text:span></text:span><text:span text:style-name="Strong_20_Emphasis"><text:span text:style-name="T162">C</text:span></text:span><text:span text:style-name="Strong_20_Emphasis"><text:span text:style-name="T178">D</text:span></text:span><text:span text:style-name="Strong_20_Emphasis"><text:span text:style-name="T55"><text:note-ref text:note-class="footnote" text:reference-format="text" text:ref-name="ftn6">3</text:note-ref></text:span></text:span><text:span text:style-name="Strong_20_Emphasis"><text:span text:style-name="T176">) </text:span></text:span><text:span text:style-name="Strong_20_Emphasis"><text:span text:style-name="T179">en</text:span></text:span><text:span text:style-name="Strong_20_Emphasis"><text:span text:style-name="T176"> </text:span></text:span><text:span text:style-name="Strong_20_Emphasis"><text:span text:style-name="T180">druk </text:span></text:span><text:span text:style-name="Strong_20_Emphasis"><text:span text:style-name="T181">op</text:span></text:span><text:span text:style-name="Strong_20_Emphasis"><text:span text:style-name="T180">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Strong_20_Emphasis"><text:span text:style-name="T182">.</text:span></text:span></text:p>
          </table:table-cell>
        </table:table-row>
      </table:table>
      <text:p text:style-name="P23"><text:span text:style-name="Strong_20_Emphasis"><text:span text:style-name="T180"/></text:span></text:p>
      <text:list xml:id="list81059500908443" text:continue-numbering="true" text:style-name="L1">
        <text:list-item>
          <text:p text:style-name="P94"><text:span text:style-name="Strong_20_Emphasis"><text:span text:style-name="T222">Installatie </text:span></text:span><text:span text:style-name="Strong_20_Emphasis"><text:span text:style-name="T223">afronden</text:span></text:span></text:p>
        </text:list-item>
      </text:list>
      <text:p text:style-name="P27"><text:span text:style-name="Strong_20_Emphasis"><text:span text:style-name="T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29844926400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90">Aanmelden als </text:span></text:span><text:span text:style-name="Definition"><text:span text:style-name="T378">gebruiker</text:span></text:span><text:span text:style-name="Strong_20_Emphasis"><text:span text:style-name="T90">.</text:span></text:span></text:p>
          </table:table-cell>
        </table:table-row>
        <table:table-row table:style-name="TableLine9462984492566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30"><text:span text:style-name="Strong_20_Emphasis"><text:span text:style-name="T183"/></text:span></text:p>
          </table:table-cell>
        </table:table-row>
        <table:table-row table:style-name="TableLine94629845083520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7">O</text:span></text:span><text:span text:style-name="Strong_20_Emphasis"><text:span text:style-name="T79">p </text:span></text:span><text:span text:style-name="Strong_20_Emphasis"><text:span text:style-name="T91">de volgende schermen volg de aanwijzingen en klik op</text:span></text:span><text:span text:style-name="Strong_20_Emphasis"><text:span text:style-name="T183"> </text:span></text:span><text:span text:style-name="Strong_20_Emphasis"><text:span text:style-name="T224">Volgende</text:span></text:span><text:span text:style-name="Strong_20_Emphasis"><text:span text:style-name="T183">.</text:span></text:span></text:p>
          </table:table-cell>
        </table:table-row>
        <table:table-row table:style-name="TableLine94629845317600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7">O</text:span></text:span><text:span text:style-name="Strong_20_Emphasis"><text:span text:style-name="T79">p het </text:span></text:span><text:span text:style-name="Strong_20_Emphasis"><text:span text:style-name="T91">laatste </text:span></text:span><text:span text:style-name="Strong_20_Emphasis"><text:span text:style-name="T79">scherm </text:span></text:span><text:span text:style-name="Strong_20_Emphasis"><text:span text:style-name="T225">Klaar om te beginnen </text:span></text:span><text:span text:style-name="Strong_20_Emphasis"><text:span text:style-name="T183">klik op </text:span></text:span><text:span text:style-name="Strong_20_Emphasis"><text:span text:style-name="T224">Vol</text:span></text:span><text:span text:style-name="Strong_20_Emphasis"><text:span text:style-name="T226">tooid</text:span></text:span><text:span text:style-name="Strong_20_Emphasis"><text:span text:style-name="T183">.</text:span></text:span></text:p>
          </table:table-cell>
        </table:table-row>
        <table:table-row table:style-name="TableLine9462984531785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29845318112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2">Voeg </text:span></text:span><text:span text:style-name="Strong_20_Emphasis"><text:span text:style-name="T93">eventuele </text:span></text:span><text:span text:style-name="Strong_20_Emphasis"><text:span text:style-name="T94">extra </text:span></text:span><text:span text:style-name="Strong_20_Emphasis"><text:span text:style-name="T184">gebruikers</text:span></text:span><text:span text:style-name="Strong_20_Emphasis"><text:span text:style-name="T186"> </text:span></text:span><text:span text:style-name="Strong_20_Emphasis"><text:span text:style-name="T185">toe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7" text:note-class="footnote"><text:note-citation>1</text:note-citation><text:note-body><text:p text:style-name="P89"><text:span text:style-name="T263">De </text:span><text:span text:style-name="T264">Super</text:span><text:span text:style-name="T263">-toets is de Windows</text:span><text:span text:style-name="T265">-</text:span><text:span text:style-name="T266">toets</text:span><text:span text:style-name="T263">, </text:span><text:span text:style-name="T265">C</text:span><text:span text:style-name="T263">ommand-</text:span><text:span text:style-name="T266">toets</text:span><text:span text:style-name="T263">, of </text:span><text:span text:style-name="T265">V</text:span><text:span text:style-name="T263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geb</text:span></text:span><text:span text:style-name="Strong_20_Emphasis"><text:span text:style-name="T194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</text:span></text:span><text:span text:style-name="Strong_20_Emphasis"><text:span text:style-name="T131">bij </text:span></text:span><text:span text:style-name="Strong_20_Emphasis"><text:span text:style-name="T208">Instellingen </text:span></text:span><text:span text:style-name="Strong_20_Emphasis"><text:span text:style-name="T132">rechts o</text:span></text:span><text:span text:style-name="Strong_20_Emphasis"><text:span text:style-name="T106">p </text:span></text:span><text:span text:style-name="Strong_20_Emphasis"><text:span text:style-name="T209">Gebruikers</text:span></text:span><text:span text:style-name="Strong_20_Emphasis"><text:span text:style-name="T133">.</text:span></text:span></text:p>
          </table:table-cell>
        </table:table-row>
        <table:table-row table:style-name="TableLine94629845318368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63">Klik links</text:span></text:span><text:span text:style-name="Strong_20_Emphasis"><text:span text:style-name="T187"> </text:span></text:span><text:span text:style-name="Strong_20_Emphasis"><text:span text:style-name="T134">op </text:span></text:span><text:span text:style-name="Strong_20_Emphasis"><text:span text:style-name="T195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2">Gebruik</text:span></text:span><text:span text:style-name="Strong_20_Emphasis"><text:span text:style-name="T233">er</text:span></text:span><text:span text:style-name="Strong_20_Emphasis"><text:span text:style-name="T232"> toevoegen</text:span></text:span><text:span text:style-name="Strong_20_Emphasis"><text:span text:style-name="T135">.</text:span></text:span></text:p>
          </table:table-cell>
        </table:table-row>
        <table:table-row table:style-name="TableLine9462984531862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87">Sluit </text:span></text:span><text:span text:style-name="Strong_20_Emphasis"><text:span text:style-name="T232">Gebruiker toevoegen</text:span></text:span><text:span text:style-name="Strong_20_Emphasis"><text:span text:style-name="T135">.</text:span></text:span></text:p>
          </table:table-cell>
        </table:table-row>
        <table:table-row table:style-name="TableLine9462984531888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29845319136">
          <table:table-cell table:style-name="_33_._5f_Installatie_5f_afronden.A1" office:value-type="string">
            <text:p text:style-name="P39"><text:span text:style-name="Strong_20_Emphasis"><text:span text:style-name="T104"><text:s/></text:span></text:span><text:span text:style-name="Strong_20_Emphasis"><text:span text:style-name="T155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5">Controleer </text:span></text:span><text:span text:style-name="Strong_20_Emphasis"><text:span text:style-name="T96">of er </text:span></text:span><text:span text:style-name="Strong_20_Emphasis"><text:span text:style-name="T97">extra stuurprogramma's zijn</text:span></text:span><text:span text:style-name="Strong_20_Emphasis"><text:span text:style-name="T96"> </text:span></text:span><text:span text:style-name="Strong_20_Emphasis"><text:span text:style-name="T98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stu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38"> </text:span></text:span><text:span text:style-name="Strong_20_Emphasis"><text:span text:style-name="T197">Ex</text:span></text:span><text:span text:style-name="Strong_20_Emphasis"><text:span text:style-name="T198">tra stuurprogramma's</text:span></text:span><text:span text:style-name="Strong_20_Emphasis"><text:span text:style-name="T116">.</text:span></text:span></text:p>
          </table:table-cell>
        </table:table-row>
        <table:table-row table:style-name="TableLine94629845319392">
          <table:table-cell table:style-name="_33_._5f_Installatie_5f_afronden.A1" office:value-type="string">
            <text:p text:style-name="P4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2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629845319648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629845319904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5">Controleer </text:span></text:span><text:span text:style-name="Strong_20_Emphasis"><text:span text:style-name="T96">of er updates zijn </text:span></text:span><text:span text:style-name="Strong_20_Emphasis"><text:span text:style-name="T98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upd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34">Updatebeheer</text:span></text:span><text:span text:style-name="Strong_20_Emphasis"><text:span text:style-name="T137">.</text:span></text:span></text:p>
          </table:table-cell>
        </table:table-row>
        <table:table-row table:style-name="TableLine94629845320160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0"><text:span text:style-name="T293">Als</text:span><text:span text:style-name="T294"> </text:span><text:span text:style-name="T295">er </text:span><text:span text:style-name="T294">updates beschikbaar zijn, k</text:span><text:span text:style-name="T296">lik op </text:span><text:span text:style-name="Strong_20_Emphasis"><text:span text:style-name="T296">Nu installeren</text:span></text:span><text:span text:style-name="T296">.</text:span></text:p>
          </table:table-cell>
        </table:table-row>
        <table:table-row table:style-name="TableLine94629845320416">
          <table:table-cell table:style-name="_33_._5f_Installatie_5f_afronden.A1" office:value-type="string">
            <text:p text:style-name="P32"><text:span text:style-name="Strong_20_Emphasis"><text:span text:style-name="T155"/></text:span></text:p>
          </table:table-cell>
          <table:table-cell table:style-name="_33_._5f_Installatie_5f_afronden.A1" office:value-type="string">
            <text:p text:style-name="P30"><text:span text:style-name="T297">A</text:span><text:span text:style-name="T384">ls </text:span><text:span text:style-name="Strong_20_Emphasis"><text:span text:style-name="T298">Updatebeheer </text:span></text:span><text:span text:style-name="T384">hierom vraagt, </text:span><text:span text:style-name="T387">h</text:span><text:span text:style-name="T384">erstart </text:span><text:span text:style-name="T388">de</text:span><text:span text:style-name="T384"> computer </text:span><text:span text:style-name="T389">en daarna weer aanmelden als </text:span><text:span text:style-name="Definition"><text:span text:style-name="T381">gebruiker</text:span></text:span><text:span text:style-name="T384">.</text:span></text:p>
          </table:table-cell>
        </table:table-row>
        <table:table-row table:style-name="TableLine9462984532067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629845320928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90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 </text:span></text:span></text:p>
          </table:table-cell>
        </table:table-row>
        <table:table-row table:style-name="TableLine94629845321184">
          <table:table-cell table:style-name="_33_._5f_Installatie_5f_afronden.A1" office:value-type="string">
            <text:p text:style-name="P36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8"><text:span text:style-name="T390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39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9">wget karelzimmer.nl/</text:span></text:span><text:span text:style-name="User_20_Entry"><text:span text:style-name="T240">kz</text:span></text:span><text:span text:style-name="User_20_Entry"><text:span text:style-name="T239"><text:line-break/>bash </text:span></text:span><text:span text:style-name="User_20_Entry"><text:span text:style-name="T240">kz</text:span></text:span></text:p>
          </table:table-cell>
        </table:table-row>
        <table:table-row table:style-name="TableLine94629845321440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84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629845321696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629845321952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200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22">.</text:span></text:span></text:p>
          </table:table-cell>
        </table:table-row>
        <table:table-row table:style-name="TableLine94629845322208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5">3</text:span></text:span><text:span text:style-name="Strong_20_Emphasis"><text:span text:style-name="T188"> </text:span></text:span><text:span text:style-name="Strong_20_Emphasis"><text:span text:style-name="T236">Installatie</text:span></text:span><text:span text:style-name="Strong_20_Emphasis"><text:span text:style-name="T237"> </text:span></text:span><text:span text:style-name="Strong_20_Emphasis"><text:span text:style-name="T238">afrond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9"><text:note text:id="ftn8" text:note-class="footnote"><text:note-citation>2</text:note-citation><text:note-body><text:p text:style-name="P88"><text:span text:style-name="T393">De installatie </text:span>kan nagelopen worden <text:span text:style-name="T369">met </text:span>bestand <text:span text:style-name="T300">A</text:span><text:span text:style-name="T394">ppli</text:span><text:span text:style-name="T395">j</text:span><text:span text:style-name="T394">st</text:span> in <text:span text:style-name="T369">map</text:span><text:span text:style-name="T367"> </text:span><text:span text:style-name="T368">kz</text:span><text:span text:style-name="T369"> </text:span><text:span text:style-name="T370">in </text:span><text:span text:style-name="T367">Documenten</text:span>.</text:p></text:note-body></text:note></text:span></text:span><text:span text:style-name="Strong_20_Emphasis"><text:span text:style-name="T115">.</text:span></text:span></text:p>
          </table:table-cell>
        </table:table-row>
      </table:table>
      <text:p text:style-name="P27"><text:span text:style-name="Strong_20_Emphasis"><text:span text:style-name="T90"><text:tab/></text:span></text:span></text:p>
      <text:p text:style-name="P28"><text:span text:style-name="Strong_20_Emphasis"><text:span text:style-name="T128"/></text:span></text:p>
      <text:p text:style-name="P29"><text:span text:style-name="Strong_20_Emphasis"><text:span text:style-name="T115"/></text:span></text:p>
      <text:list xml:id="list81059808536964" text:continue-numbering="true" text:style-name="L1">
        <text:list-item>
          <text:p text:style-name="P95"><text:span text:style-name="Strong_20_Emphasis"><text:span text:style-name="T373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29845265008">
          <table:table-cell table:style-name="Tabel2.A1" office:value-type="string">
            <text:p text:style-name="P42"><text:span text:style-name="Strong_20_Emphasis"><text:span text:style-name="T104"><text:s/></text:span></text:span><text:span text:style-name="Strong_20_Emphasis"><text:span text:style-name="T155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0">Aanmelden als </text:span></text:span><text:span text:style-name="Definition"><text:span text:style-name="T378">gebruiker</text:span></text:span><text:span text:style-name="Strong_20_Emphasis"><text:span text:style-name="T146"><text:note text:id="ftn9" text:note-class="footnote"><text:note-citation>1</text:note-citation><text:note-body><text:p text:style-name="P87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0">t</text:span></text:span><text:span text:style-name="User_20_Entry"><text:span text:style-name="T51">uele </text:span></text:span><text:span text:style-name="User_20_Entry"><text:span text:style-name="T52">extra gebruikers aanmelden </text:span></text:span><text:span text:style-name="User_20_Entry"><text:span text:style-name="T53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90">.</text:span></text:span></text:p>
          </table:table-cell>
        </table:table-row>
        <table:table-row table:style-name="TableLine94629845294304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629845289184">
          <table:table-cell table:style-name="Tabel2.A1" office:value-type="string">
            <text:p text:style-name="P55"><text:span text:style-name="Strong_20_Emphasis"><text:span text:style-name="T104"><text:s/></text:span></text:span><text:span text:style-name="Strong_20_Emphasis"><text:span text:style-name="T155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Strong_20_Emphasis"><text:span text:style-name="T150">gebruiker</text:span></text:span><text:span text:style-name="Strong_20_Emphasis"><text:span text:style-name="T148"> </text:span></text:span><text:span text:style-name="Strong_20_Emphasis"><text:span text:style-name="T151">in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 text:id="ftn10" text:note-class="footnote"><text:note-citation>2</text:note-citation><text:note-body><text:p text:style-name="P84"><text:span text:style-name="T248">D</text:span>e <text:span text:style-name="T361">Super</text:span>-toets <text:span text:style-name="T248">is </text:span>de Windows<text:span text:style-name="T365">-</text:span><text:span text:style-name="T360">toets</text:span>, <text:span text:style-name="T365">C</text:span>ommand-<text:span text:style-name="T360">toets</text:span>, of <text:span text:style-name="T365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200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22">.</text:span></text:span></text:p>
          </table:table-cell>
        </table:table-row>
        <table:table-row table:style-name="TableLine94629844990944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5">4 </text:span></text:span><text:span text:style-name="Strong_20_Emphasis"><text:span text:style-name="T201">Gebruiker inricht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9"><text:note text:id="ftn11" text:note-class="footnote"><text:note-citation>3</text:note-citation><text:note-body><text:p text:style-name="P88">Het inrichten kan nagelopen worden <text:span text:style-name="T369">met </text:span>bestanden in <text:span text:style-name="T369">map</text:span><text:span text:style-name="T367"> </text:span><text:span text:style-name="T368">kz </text:span><text:span text:style-name="T370">in </text:span><text:span text:style-name="T367">Documenten</text:span>.</text:p></text:note-body></text:note></text:span></text:span><text:span text:style-name="Strong_20_Emphasis"><text:span text:style-name="T189">.</text:span></text:span></text:p>
          </table:table-cell>
        </table:table-row>
        <table:table-row table:style-name="TableLine94629845261904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629845370672">
          <table:table-cell table:style-name="Tabel2.A1" office:value-type="string">
            <text:p text:style-name="P81"><text:span text:style-name="Strong_20_Emphasis"><text:span text:style-name="T103"><text:s/></text:span></text:span><text:span text:style-name="Strong_20_Emphasis"><text:span text:style-name="T154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2"/></text:span></text:p>
      <text:p text:style-name="P79"/>
      <text:p text:style-name="P80"><text:span text:style-name="T258">E</text:span><text:span text:style-name="T259">inde c</text:span><text:span text:style-name="T260">hecklist, </text:span><text:span text:style-name="T261">d</text:span><text:span text:style-name="T260">e installatie van </text:span><text:span text:style-name="T260"><text:reference-ref text:reference-format="text" text:ref-name="Distributie">Ubuntu</text:reference-ref></text:span><text:span text:style-name="T260"><text:s/></text:span><text:span text:style-name="T262"><text:reference-ref text:reference-format="text" text:ref-name="Versie">22.04</text:reference-ref></text:span><text:span text:style-name="T48"><text:s/></text:span><text:span text:style-name="T260"><text:reference-ref text:reference-format="text" text:ref-name="Editie">desktop</text:reference-ref></text:span><text:span text:style-name="T260"><text:s/>is voltooid.</text:span></text:p>
      <text:p text:style-name="P62"/>
      <text:p text:style-name="P5"><text:span text:style-name="T164">Geschreven</text:span><text:span text:style-name="T99"> door Karel Zimmer &lt;</text:span><text:a xlink:type="simple" xlink:href="mailto:info@karelzimmer.nl" text:style-name="Internet_20_link" text:visited-style-name="Visited_20_Internet_20_Link"><text:span text:style-name="T384">info@karelzimmer.nl</text:span></text:a><text:span text:style-name="T99">&gt;</text:span><text:span text:style-name="T10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05T08:10:57.911817776">05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5T08:10:57.761275445</dc:date>
    <meta:keyword>Installatie</meta:keyword>
    <meta:keyword>Checklist</meta:keyword>
    <meta:keyword>Linux</meta:keyword>
    <meta:editing-cycles>6352</meta:editing-cycles>
    <meta:editing-duration>P11DT2H51M36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1" meta:character-count="5681" meta:non-whitespace-character-count="4881"/>
    <meta:user-defined meta:name="Info 1"/>
    <meta:user-defined meta:name="Info 2"/>
    <meta:user-defined meta:name="Info 3"/>
    <meta:user-defined meta:name="Info 4"/>
  </office:meta>
</office:document-meta>
</file>